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Word1</text:p>
      <text:p text:style-name="Text_20_body"/>
      <text:p text:style-name="Text_20_body"/>
      <text:p text:style-name="Text_20_body"/>
      <text:p text:style-name="Text_20_body">Word3</text:p>
      <text:p text:style-name="Text_20_body"/>
      <text:p text:style-name="Text_20_body"/>
      <text:p text:style-name="Text_20_body">Word3 </text:p>
      <text:p text:style-name="Text_20_body">sdfsdf</text:p>
      <text:p text:style-name="Text_20_body">sdfsdf</text:p>
      <text:p text:style-name="Text_20_body"/>
      <text:p text:style-name="Text_20_body"/>
      <text:p text:style-name="Text_20_body"/>
      <text:p text:style-name="Text_20_body">zxcvzxcvzxcv</text:p>
      <text:p text:style-name="Text_20_body">w <text:s/><text:tab/><text:tab/><text:tab/><text:tab/>2 2 23 3 <text:tab/>234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Justin Wong</meta:initial-creator>
    <meta:creation-date>2010-08-13T17:27:43</meta:creation-date>
    <dc:creator>Justin Wong</dc:creator>
    <dc:date>2010-08-13T18:31:58</dc:date>
    <meta:editing-cycles>2</meta:editing-cycles>
    <meta:editing-duration>PT1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" meta:character-count="61"/>
  </office:meta>
</office:document-meta>
</file>